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Paragraphedeliste" style:list-style-name="LFO2" style:family="paragraph"/>
    <style:style style:name="P9" style:parent-style-name="Paragraphedeliste" style:list-style-name="LFO2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T19" style:parent-style-name="Policepardéfaut" style:family="text">
      <style:text-properties fo:color="#00B0F0"/>
    </style:style>
    <style:style style:name="P20" style:parent-style-name="Normal" style:family="paragraph">
      <style:text-properties fo:color="#00B0F0"/>
    </style:style>
    <style:style style:name="P21" style:parent-style-name="Normal" style:family="paragraph">
      <style:text-properties style:font-name="Noto Sans" style:font-name-complex="Noto Sans"/>
    </style:style>
    <style:style style:name="P22" style:parent-style-name="Paragraphedeliste" style:list-style-name="LFO6" style:family="paragraph"/>
    <style:style style:name="T23" style:parent-style-name="Lienhypertexte" style:family="text">
      <style:text-properties style:font-name="Noto Sans" style:font-name-complex="Noto Sans"/>
    </style:style>
    <style:style style:name="T24" style:parent-style-name="Policepardéfaut" style:family="text">
      <style:text-properties style:font-name="Noto Sans" style:font-name-complex="Noto Sans" fo:color="#E0E1E5"/>
    </style:style>
    <style:style style:name="P25" style:parent-style-name="Paragraphedeliste" style:list-style-name="LFO6" style:family="paragraph"/>
    <style:style style:name="T26" style:parent-style-name="Lienhypertexte" style:family="text">
      <style:text-properties style:font-name="Noto Sans" style:font-name-complex="Noto Sans"/>
    </style:style>
    <style:style style:name="T27" style:parent-style-name="Policepardéfaut" style:family="text">
      <style:text-properties style:font-name="Noto Sans" style:font-name-complex="Noto Sans" fo:color="#E0E1E5"/>
    </style:style>
    <style:style style:name="P28" style:parent-style-name="Paragraphedeliste" style:list-style-name="LFO6" style:family="paragraph"/>
    <style:style style:name="T29" style:parent-style-name="Lienhypertexte" style:family="text">
      <style:text-properties style:font-name="Noto Sans" style:font-name-complex="Noto Sans"/>
    </style:style>
    <style:style style:name="T30" style:parent-style-name="Policepardéfaut" style:family="text">
      <style:text-properties style:font-name="Noto Sans" style:font-name-complex="Noto Sans" fo:color="#E0E1E5"/>
    </style:style>
    <style:style style:name="P31" style:parent-style-name="Normal" style:family="paragraph">
      <style:text-properties style:font-name="Noto Sans" style:font-name-complex="Noto Sans"/>
    </style:style>
    <style:style style:name="P32" style:parent-style-name="Paragraphedeliste" style:list-style-name="LFO5" style:family="paragraph"/>
    <style:style style:name="T33" style:parent-style-name="Lienhypertexte" style:family="text">
      <style:text-properties style:font-name="Noto Sans" style:font-name-complex="Noto Sans"/>
    </style:style>
    <style:style style:name="T34" style:parent-style-name="Policepardéfaut" style:family="text">
      <style:text-properties style:font-name="Noto Sans" style:font-name-complex="Noto Sans" fo:color="#E0E1E5"/>
    </style:style>
    <style:style style:name="P35" style:parent-style-name="Paragraphedeliste" style:list-style-name="LFO5" style:family="paragraph"/>
    <style:style style:name="T36" style:parent-style-name="Lienhypertexte" style:family="text">
      <style:text-properties style:font-name="Noto Sans" style:font-name-complex="Noto Sans"/>
    </style:style>
    <style:style style:name="P3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Bonjour,</text:p>
      <text:p text:style-name="Normal">Votre question <text:s/>« Etude d’un système de vidéosurveillance basé sur la Reconnaissance Faciale » est une question très inspirante. Nous sommes actuellement en pleine recherche bibliographique.<text:s/>Nous avons pu trouver plusieurs documents sur ce thème. Nous avons trouvé des documents<text:s/>qui<text:s/>donnent les bienfaits et les limites d’une t’elle technologie.</text:p>
      <text:p text:style-name="Normal"/>
      <text:p text:style-name="Normal">Nous avons émis une problématique afin d’orienter<text:s/>notre recherche d’information, notre problématique est :<text:s/></text:p>
      <text:p text:style-name="Normal">Les bienfaits et les limites de la technologie de reconnaissance facial et les changements sociétaux qui en découlent<text:s/>de cette technologie<text:span text:style-name="T2">.</text:span></text:p>
      <text:p text:style-name="P3"/>
      <text:p text:style-name="Normal">Cette problématique est encore au stade de brouillons<text:s/>et sera peut-être modifiée<text:s/>à l’avenir.</text:p>
      <text:p text:style-name="P4"/>
      <text:p text:style-name="P5">Nous avons pour l’instant trop grand sujet en sein de notre problématique :</text:p>
      <text:p text:style-name="P6"/>
      <text:p text:style-name="P7">La<text:s/>technique :<text:s/></text:p>
      <text:list text:style-name="LFO2" text:continue-numbering="true">
        <text:list-item>
          <text:p text:style-name="P8">Faisabilité et fiabilité du système (on pourrait rendre coupable des personnes innocentes !<text:s/>Si la technologie est utilisée dans un but judiciaire.)</text:p>
        </text:list-item>
        <text:list-item>
          <text:p text:style-name="P9">Les limites de la reconnaissance faciale<text:s/>(lunette, maquillage, peau sombre, cicatrice, blessure, etc ….)</text:p>
        </text:list-item>
      </text:list>
      <text:p text:style-name="Normal"/>
      <text:p text:style-name="P10">Aspect sociétal :</text:p>
      <text:list text:style-name="LFO1" text:continue-numbering="true">
        <text:list-item>
          <text:p text:style-name="P11">Société avec<text:s/>plus de sécurité ou plus autoritaire/dictature (George Orwell)</text:p>
        </text:list-item>
        <text:list-item>
          <text:p text:style-name="P12">Individu &amp; collectif</text:p>
        </text:list-item>
        <text:list-item>
          <text:p text:style-name="P13">Liberté individuelle</text:p>
        </text:list-item>
        <text:list-item>
          <text:p text:style-name="P14">On peut faire des achats avec son visage<text:s/>(s’il<text:s/>y a moins d’action avant l’achat on peut avoir insouciamment l’idée de ne pas faire réellement des achats<text:s/>et donc<text:s/>pousser la société dans une société de<text:s/>surconsommation)</text:p>
        </text:list-item>
        <text:list-item>
          <text:p text:style-name="P15">Magasin autonome et automatisé</text:p>
        </text:list-item>
      </text:list>
      <text:p text:style-name="Paragraphedeliste"/>
      <text:p text:style-name="P16">Aspect législatif :</text:p>
      <text:list text:style-name="LFO3" text:continue-numbering="true">
        <text:list-item>
          <text:p text:style-name="P17">Le droit à l’oubli</text:p>
        </text:list-item>
        <text:list-item>
          <text:p text:style-name="P18">Le droit d’image<text:s/></text:p>
        </text:list-item>
      </text:list>
      <text:p text:style-name="Normal"/>
      <text:p text:style-name="Normal"/>
      <text:soft-page-break/>
      <text:p text:style-name="Normal">Sur la question de la fiabilité. Nous avons un article du New York Time qui indique qu’un homme a été arrêté<text:s/>pour un crime qu’il n’a pas commis,<text:s/>car le système de vidéosurveillance a estimé que c’était cette personne.<text:s/></text:p>
      <text:p text:style-name="Normal">Source :<text:s/><text:a xlink:href="https://www.nytimes.com/2020/06/24/technology/facial-recognition-arrest.html" office:target-frame-name="_top" xlink:show="replace"><text:span text:style-name="Lienhypertexte">https://www.nytimes.com/2020/06/24/technology/facial-recognition-arrest.html</text:span></text:a><text:span text:style-name="T19"><text:s/></text:span></text:p>
      <text:p text:style-name="P20"/>
      <text:p text:style-name="Normal">Nous avons<text:s/>fait le choix d’orienté ce mémoire vers l’aspect sociétal de la question, car elle est très intéressante et très documentée. Pensez-vous que nous devons plus parler de comment fonctionne la technologie de reconnaissance faciale ?</text:p>
      <text:p text:style-name="Normal"/>
      <text:p text:style-name="Normal">Documentation trouvée pour la bibliographie du mémoire :</text:p>
      <text:p text:style-name="P21">Sociétal :<text:s/></text:p>
      <text:list text:style-name="LFO6" text:continue-numbering="true">
        <text:list-item>
          <text:p text:style-name="P22"><text:a xlink:href="https://www.tandfonline.com/doi/full/10.1080/17439884.2020.1686014?src=recsys" office:target-frame-name="_top" xlink:show="replace"><text:span text:style-name="T23">https://www.tandfonline.com/doi/full/10.1080/17439884.2020.1686014?src=recsys</text:span></text:a><text:span text:style-name="T24"><text:s/></text:span></text:p>
        </text:list-item>
        <text:list-item>
          <text:p text:style-name="P25"><text:a xlink:href="https://heinonline.org/HOL/P?h=hein.journals/pgaflr6&amp;i=167" office:target-frame-name="_top" xlink:show="replace"><text:span text:style-name="T26">https://heinonline.org/HOL/P?h=hein.journals/pgaflr6&amp;i=167</text:span></text:a><text:span text:style-name="T27"><text:s/></text:span></text:p>
        </text:list-item>
        <text:list-item>
          <text:p text:style-name="P28"><text:a xlink:href="https://heinonline.org/HOL/P?h=hein.journals/scid9&amp;i=301" office:target-frame-name="_top" xlink:show="replace"><text:span text:style-name="T29">https://heinonline.org/HOL/P?h=hein.journals/scid9&amp;i=301</text:span></text:a><text:span text:style-name="T30"><text:s/></text:span></text:p>
        </text:list-item>
      </text:list>
      <text:p text:style-name="P31">Fiabilité :<text:s/></text:p>
      <text:list text:style-name="LFO5" text:continue-numbering="true">
        <text:list-item>
          <text:p text:style-name="P32"><text:a xlink:href="https://www-sciencedirect-com.proxy.scd.univ-tours.fr/science/article/pii/S0893608020303361?via%3Dihub" office:target-frame-name="_top" xlink:show="replace"><text:span text:style-name="T33">https://www-sciencedirect-com.proxy.scd.univ-tours.fr/science/article/pii/S0893608020303361?via%3Dihub</text:span></text:a><text:span text:style-name="T34"><text:s/></text:span></text:p>
        </text:list-item>
        <text:list-item>
          <text:p text:style-name="P35"><text:a xlink:href="https://www.nytimes.com/2020/06/24/technology/facial-recognition-arrest.html" office:target-frame-name="_top" xlink:show="replace"><text:span text:style-name="T36">https://www.nytimes.com/2020/06/24/technology/facial-recognition-arrest.html</text:span></text:a></text:p>
        </text:list-item>
      </text:list>
      <text:p text:style-name="Normal"/>
      <text:p text:style-name="Normal"/>
      <text:p text:style-name="Normal">Cordialement<text:s/></text:p>
      <text:p text:style-name="Normal">Wassim Manour</text:p>
      <text:p text:style-name="Normal"/>
      <text:p text:style-name="P3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ssim Manour</meta:initial-creator>
    <dc:creator>Wassim Manour</dc:creator>
    <meta:creation-date>2023-02-19T11:39:00Z</meta:creation-date>
    <dc:date>2023-02-19T13:47:00Z</dc:date>
    <meta:template xlink:href="Normal.dotm" xlink:type="simple"/>
    <meta:editing-cycles>1</meta:editing-cycles>
    <meta:editing-duration>PT6720S</meta:editing-duration>
    <meta:document-statistic meta:page-count="2" meta:paragraph-count="6" meta:word-count="473" meta:character-count="3073" meta:row-count="21" meta:non-whitespace-character-count="2606"/>
  </office:meta>
</office:document-meta>
</file>